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c9211e" loext:opacity="100%" fo:font-size="13pt" fo:font-weight="bold" officeooo:rsid="00014d5a" officeooo:paragraph-rsid="00014d5a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014d5a" officeooo:paragraph-rsid="00014d5a" style:font-weight-asian="bold" style:font-weight-complex="bold"/>
    </style:style>
    <style:style style:name="P4" style:family="paragraph" style:parent-style-name="Preformatted_20_Text">
      <style:text-properties fo:color="#468a1a" loext:opacity="100%" fo:font-size="15pt" fo:font-weight="bold" style:font-size-asian="15pt" style:font-weight-asian="bold" style:font-size-complex="15pt" style:font-weight-complex="bold"/>
    </style:style>
    <style:style style:name="P5" style:family="paragraph" style:parent-style-name="Preformatted_20_Text">
      <style:text-properties fo:font-weight="bold" officeooo:rsid="00014d5a" officeooo:paragraph-rsid="00014d5a" style:font-weight-asian="bold" style:font-weight-complex="bold"/>
    </style:style>
    <style:style style:name="P6" style:family="paragraph" style:parent-style-name="Preformatted_20_Text">
      <style:text-properties fo:font-weight="bold" officeooo:rsid="00025b0b" officeooo:paragraph-rsid="00025b0b" style:font-weight-asian="bold" style:font-weight-complex="bold"/>
    </style:style>
    <style:style style:name="P7" style:family="paragraph" style:parent-style-name="Preformatted_20_Text">
      <style:text-properties fo:color="#c9211e" loext:opacity="100%" fo:font-size="13pt" fo:font-weight="bold" officeooo:rsid="00014d5a" officeooo:paragraph-rsid="00014d5a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color="#c9211e" loext:opacity="100%" fo:font-size="13pt" fo:font-weight="bold" officeooo:rsid="00025b0b" officeooo:paragraph-rsid="00025b0b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style:text-underline-style="solid" style:text-underline-type="double" style:text-underline-width="auto" style:text-underline-color="font-color" fo:font-weight="bold" officeooo:rsid="00014d5a" officeooo:paragraph-rsid="00014d5a" style:font-weight-asian="bold" style:font-weight-complex="bold"/>
    </style:style>
    <style:style style:name="T1" style:family="text">
      <style:text-properties officeooo:rsid="00014d5a"/>
    </style:style>
    <style:style style:name="T2" style:family="text">
      <style:text-properties officeooo:rsid="00025b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<text:span text:style-name="T1">nux Giriş</text:span></text:p>
      <text:p text:style-name="P2"/>
      <text:p text:style-name="P1">Yardım Alma Komutları</text:p>
      <text:p text:style-name="P3">ping --help</text:p>
      <text:p text:style-name="P3">man ping <text:s text:c="2"/>(kapsamlı)</text:p>
      <text:p text:style-name="P3">whatis ping <text:s/>(hatırlatıcı)</text:p>
      <text:p text:style-name="P3">whatis -w pi*</text:p>
      <text:p text:style-name="P3"/>
      <text:p text:style-name="P3"/>
      <text:p text:style-name="P1">Bilgi Alma Komutları</text:p>
      <text:p text:style-name="P3">uname -a</text:p>
      <text:p text:style-name="P3">hostname</text:p>
      <text:p text:style-name="P3">w <text:s text:c="2"/>(aktif kul., login saati, son açılan uyg.)</text:p>
      <text:p text:style-name="P3">whereis test.txt <text:s/>(Dosyanın konumu)</text:p>
      <text:p text:style-name="P3"/>
      <text:p text:style-name="P3"/>
      <text:p text:style-name="P1">İçerik Komutları</text:p>
      <text:p text:style-name="P3">cd</text:p>
      <text:p text:style-name="P3">ls <text:s text:c="2"/>(alt dizinleri listeler)</text:p>
      <text:p text:style-name="P3">ls -l <text:s text:c="2"/>(ayrıntılı listeler)</text:p>
      <text:p text:style-name="P3">ls -la <text:s/>(gizli dosyalar)</text:p>
      <text:p text:style-name="P3">ls -S <text:s text:c="2"/>(dosya büyk. göre) </text:p>
      <text:p text:style-name="P3">ls -lh <text:s/>(dosya büyk. anlaşılır)</text:p>
      <text:p text:style-name="P3">ls -lt <text:s/>(tarihe göre)</text:p>
      <text:p text:style-name="P3"/>
      <text:p text:style-name="P3"/>
      <text:p text:style-name="P1">Dosya-Dizin Komutları</text:p>
      <text:p text:style-name="P3">touch <text:s text:c="3"/>(dosya oluşturmak)</text:p>
      <text:p text:style-name="P3">cat <text:s text:c="5"/>(dosya okumak)</text:p>
      <text:p text:style-name="P3">echo &gt; <text:s text:c="2"/>(dosyaya yazar)</text:p>
      <text:p text:style-name="P3">head ve tail <text:s text:c="2"/>(Çıktının ilk veya son 10 satırı)</text:p>
      <text:p text:style-name="P3">grep &lt;ifade&gt; &lt;dosya/dizin&gt; <text:s text:c="5"/>(ifadeyi dosya veya dizinde arar)</text:p>
      <text:p text:style-name="P3">grep &lt;ifade&gt; &lt;dosya/dizin&gt; -v <text:s text:c="2"/>(ifade hariç arama)</text:p>
      <text:p text:style-name="P3">grep &lt;ifade&gt; &lt;dosya/dizin&gt; -i <text:s text:c="2"/>(küçük büyük harf gözetmez)</text:p>
      <text:p text:style-name="P3">grep &lt;ifade&gt; &lt;dosya/dizin&gt; -r <text:s text:c="2"/>(alt dizinde de arar)</text:p>
      <text:p text:style-name="P3">cp &lt;kaynak&gt; &lt;hedef&gt; <text:s text:c="17"/>(dosya kopyalama komutu)</text:p>
      <text:p text:style-name="P3">cp &lt;kaynak-dizin&gt; &lt;hedef-dizin&gt; -r <text:s text:c="2"/>(dizin kopyalanır)</text:p>
      <text:p text:style-name="P3">mv &lt;kaynak&gt; &lt;hedef&gt; <text:s text:c="10"/>(dosya taşıma komutu) (cpdekiler burada da var)</text:p>
      <text:p text:style-name="P3">mv &lt;dosya&gt; &lt;dosya.uzantısı&gt; <text:s text:c="2"/>(uzantı değiştirmek)</text:p>
      <text:p text:style-name="P3">rm &lt;dosya/dizin&gt; <text:s text:c="2"/>(dosya silme komutu)</text:p>
      <text:p text:style-name="P3">rm * <text:s text:c="14"/>(dizin altındaki herşey silinir)</text:p>
      <text:p text:style-name="P3">rm -r <text:s text:c="13"/>(alt dosya ve dizinler silinir)</text:p>
      <text:p text:style-name="P3">mkdir &lt;dizinadı&gt; <text:s text:c="5"/>(dizin oluşturma komutu) (mkdir dizin1 dizin2 dizin3)</text:p>
      <text:p text:style-name="P3">mkdir &lt;dizinadı&gt; -p <text:s text:c="2"/>(alt dizinlerle) (mkdir -p dizin/altdizin/a/b)</text:p>
      <text:p text:style-name="P3"/>
      <text:p text:style-name="P3"/>
      <text:p text:style-name="P1">Arşiv Komutları</text:p>
      <text:p text:style-name="P3">tar cvf &lt;dosya.tar&gt; &lt;dosyalar&gt; <text:s/>(dosyaları arşivler)</text:p>
      <text:p text:style-name="P3">tar xvf &lt;dosya.tar&gt; <text:s/>(arşivden çıkarır)</text:p>
      <text:p text:style-name="P3">gzip &lt;dosya&gt; <text:s text:c="3"/>(dosyayı sıkıştırır)</text:p>
      <text:p text:style-name="P3">gunzip &lt;dosya&gt; <text:s/>(dosyayı çıkarır)</text:p>
      <text:p text:style-name="P3">zcat &lt;dosya.tgz&gt; <text:s text:c="2"/>(Gzip dosyalarını listeleme)</text:p>
      <text:p text:style-name="P3">zip &lt;dosya.zip&gt; &lt;dosyalar&gt; <text:s/>(zip sıkıştırma)</text:p>
      <text:p text:style-name="P3">unzip &lt;dosya.zip&gt; <text:s text:c="10"/>(zip çıkarma)</text:p>
      <text:p text:style-name="P3">unrar &lt;dosya.rar&gt; <text:s text:c="10"/>(rar çıkarma)</text:p>
      <text:p text:style-name="P3"/>
      <text:p text:style-name="P3"/>
      <text:p text:style-name="P1"><text:soft-page-break/>Erişim Yetkileri Komutları</text:p>
      <text:p text:style-name="P3">ls -l <text:s text:c="2"/>(erişim hakkı görülebilir)</text:p>
      <text:p text:style-name="P3">chmod </text:p>
      <text:p text:style-name="P3">u, g, o, a <text:s/>(user, grup, other, all)</text:p>
      <text:p text:style-name="P3">+, -, = </text:p>
      <text:p text:style-name="P3">r, w, x <text:s/>(read, write, execute)</text:p>
      <text:p text:style-name="P3">&lt;nesne&gt;</text:p>
      <text:p text:style-name="P3">chmod a+r test.txt</text:p>
      <text:p text:style-name="P3"/>
      <text:p text:style-name="P3"/>
      <text:p text:style-name="P1">Repo Kavramı</text:p>
      <text:p text:style-name="P3">dpkg <text:s/>(manuel paket)</text:p>
      <text:p text:style-name="P3">apt <text:s text:c="2"/>(repo paket) (/etc/apt/sources.list)</text:p>
      <text:p text:style-name="P3"/>
      <text:p text:style-name="P3"/>
      <text:p text:style-name="P8">Paket kurulumları</text:p>
      <text:p text:style-name="P6">dpkg -l <text:s text:c="22"/>(tüm paketleri listeler)</text:p>
      <text:p text:style-name="P6">dpkg --get-selections <text:s text:c="8"/>(kurulu ve kaldırılmış uyg. listeler)</text:p>
      <text:p text:style-name="P6">dpkg -s &lt;programadı&gt; <text:s text:c="9"/>(Kurulan prog. Hakkında bilgi)</text:p>
      <text:p text:style-name="P6">dpkg -L &lt;programadı&gt; <text:s text:c="9"/>(Kurulu prog. Paket içeriği)</text:p>
      <text:p text:style-name="P6">dpkg -reconfigure &lt;programadı&gt; (Kurulu prog. onarır)</text:p>
      <text:p text:style-name="P6">dpkg -P &lt;programadı&gt; <text:s text:c="9"/>(kurulu prog. kaldırır) <text:s text:c="19"/></text:p>
      <text:p text:style-name="P6">dpkg --info &lt;paketadı.deb&gt; <text:s text:c="7"/>(kurulacak prog. Hakkında bilgi)</text:p>
      <text:p text:style-name="P6">dpkg -c &lt;paketadı.deb&gt; <text:s text:c="11"/>(kurulacak prog. yolu)</text:p>
      <text:p text:style-name="P6">dpkg -i &lt;paketadı.deb&gt; <text:s text:c="11"/>(paketi yükler) </text:p>
      <text:p text:style-name="P6">apt-get install &lt;programadı&gt; <text:s text:c="2"/>(programı repodan yükler)</text:p>
      <text:p text:style-name="P6">apt-cache show &lt;programadı&gt; <text:s text:c="3"/>(yüklenecek prog. Bilgi verir)</text:p>
      <text:p text:style-name="P6">apt-get remove &lt;programadı&gt; <text:s text:c="3"/>(kurulu prog. kaldırır)</text:p>
      <text:p text:style-name="P6">apt-get purge &lt;programadı&gt; <text:s text:c="4"/>(programı tamamen siler)</text:p>
      <text:p text:style-name="P3"/>
      <text:p text:style-name="P3"/>
      <text:p text:style-name="P8">LİNUX Kaynak Kod Kurulumu</text:p>
      <text:p text:style-name="P3">./<text:span text:style-name="T2">configure <text:s text:c="7"/>(Kaynak kodu hk. Ayarlama içerir)</text:span></text:p>
      <text:p text:style-name="P6">make <text:s text:c="14"/>(makefile dosyasını arar ve indirmeye hazırlar)</text:p>
      <text:p text:style-name="P6">make install <text:s text:c="6"/>(yükler)</text:p>
      <text:p text:style-name="P6">./&lt;dosyaadı&gt;.sh <text:s text:c="3"/>(yüklemesini otomatikleştirir)</text:p>
      <text:p text:style-name="P3"/>
      <text:p text:style-name="P3"/>
      <text:p text:style-name="P8">LİNUX Sistem Güncelleme</text:p>
      <text:p text:style-name="P6">/var/cache/apt/archives yolunda bulunurlar</text:p>
      <text:p text:style-name="P6">apt-get update <text:s/>(versiyon kıyaslar ve index yarartır)</text:p>
      <text:p text:style-name="P6">apt-get upgrade (günceller)</text:p>
      <text:p text:style-name="P6">apt-get autoclean <text:s/>(cache/te olan ama repoda bulunmayan paketleri siler)</text:p>
      <text:p text:style-name="P6">apt-get autoremove <text:s/>(alakalı diğer dosyaları da siler)</text:p>
      <text:p text:style-name="P6">apt-get clean <text:s text:c="2"/>(cacheteki tüm arşivleri siler)</text:p>
      <text:p text:style-name="P6">apt-get dist-upgrade <text:s/>(bağımlılık prob. Çözer ve kernel günceller)</text:p>
      <text:p text:style-name="P9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8T23:40:40.050716542</dc:date>
    <meta:editing-duration>PT57M23S</meta:editing-duration>
    <meta:editing-cycles>3</meta:editing-cycles>
    <meta:generator>LibreOffice/7.4.0.2$Linux_X86_64 LibreOffice_project/40$Build-2</meta:generator>
    <meta:document-statistic meta:table-count="0" meta:image-count="0" meta:object-count="0" meta:page-count="2" meta:paragraph-count="84" meta:word-count="410" meta:character-count="3265" meta:non-whitespace-character-count="2643"/>
  </office:meta>
</office:document-meta>
</file>